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3732000025509FA4EC26.svm"/>
  <manifest:file-entry manifest:media-type="" manifest:full-path="Pictures/2000000700003AB50000348296DF1430.svm"/>
  <manifest:file-entry manifest:media-type="" manifest:full-path="Pictures/2000000700001D900000272D9F89C65C.svm"/>
  <manifest:file-entry manifest:media-type="" manifest:full-path="Pictures/200000070000462E0000260AFB552237.svm"/>
  <manifest:file-entry manifest:media-type="" manifest:full-path="Pictures/2000000700003781000026A868F0448A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1" svg:font-family="Arial, Arial" style:font-family-generic="swiss"/>
    <style:font-face style:name="Calibri" svg:font-family="Calibri, Calibri" style:font-family-generic="swiss"/>
    <style:font-face style:name="Franklin Gothic Medium" svg:font-family="'Franklin Gothic Medium', 'Franklin Gothic Medium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 style:list-style-name="RTF_5f_Num_20_4"/>
    <style:style style:name="P5" style:family="paragraph" style:parent-style-name="Standard" style:list-style-name="RTF_5f_Num_20_5"/>
    <style:style style:name="P6" style:family="paragraph" style:parent-style-name="Standard" style:list-style-name="RTF_5f_Num_20_11"/>
    <style:style style:name="P7" style:family="paragraph" style:parent-style-name="Standard" style:list-style-name="RTF_5f_Num_20_12"/>
    <style:style style:name="P8" style:family="paragraph" style:parent-style-name="Standard" style:list-style-name="RTF_5f_Num_20_13"/>
    <style:style style:name="P9" style:family="paragraph" style:parent-style-name="Standard" style:list-style-name="RTF_5f_Num_20_14"/>
    <style:style style:name="P10" style:family="paragraph" style:parent-style-name="Standard" style:list-style-name="RTF_5f_Num_20_15"/>
    <style:style style:name="P11" style:family="paragraph" style:parent-style-name="Standard" style:list-style-name="RTF_5f_Num_20_16"/>
    <style:style style:name="P12" style:family="paragraph" style:parent-style-name="Standard" style:list-style-name="RTF_5f_Num_20_17"/>
    <style:style style:name="P13" style:family="paragraph" style:parent-style-name="Standard" style:list-style-name="RTF_5f_Num_20_19"/>
    <style:style style:name="P14" style:family="paragraph" style:parent-style-name="Standard" style:list-style-name="RTF_5f_Num_20_20"/>
    <style:style style:name="P15" style:family="paragraph" style:parent-style-name="Standard" style:list-style-name="RTF_5f_Num_20_21"/>
    <style:style style:name="P16" style:family="paragraph" style:parent-style-name="Standard" style:list-style-name="RTF_5f_Num_20_22"/>
    <style:style style:name="P17" style:family="paragraph" style:parent-style-name="Standard" style:list-style-name="RTF_5f_Num_20_23"/>
    <style:style style:name="P18" style:family="paragraph" style:parent-style-name="Standard" style:list-style-name="RTF_5f_Num_20_24"/>
    <style:style style:name="P19" style:family="paragraph" style:parent-style-name="Standard" style:list-style-name="RTF_5f_Num_20_25"/>
    <style:style style:name="P20" style:family="paragraph" style:parent-style-name="Standard" style:list-style-name="RTF_5f_Num_20_26"/>
    <style:style style:name="P21" style:family="paragraph" style:parent-style-name="Standard" style:list-style-name="RTF_5f_Num_20_27"/>
    <style:style style:name="P22" style:family="paragraph" style:parent-style-name="Standard" style:list-style-name="RTF_5f_Num_20_28"/>
    <style:style style:name="P23" style:family="paragraph" style:parent-style-name="Standard" style:list-style-name="RTF_5f_Num_20_29"/>
    <style:style style:name="P24" style:family="paragraph" style:parent-style-name="Standard" style:list-style-name="RTF_5f_Num_20_30"/>
    <style:style style:name="P25" style:family="paragraph" style:parent-style-name="Standard" style:list-style-name="RTF_5f_Num_20_31"/>
    <style:style style:name="P26" style:family="paragraph" style:parent-style-name="Standard" style:list-style-name="RTF_5f_Num_20_32"/>
    <style:style style:name="P27" style:family="paragraph" style:parent-style-name="Standard" style:list-style-name="RTF_5f_Num_20_33"/>
    <style:style style:name="P28" style:family="paragraph" style:parent-style-name="Standard">
      <style:text-properties fo:font-weight="bold" style:font-weight-asian="bold" style:font-weight-complex="bold"/>
    </style:style>
    <style:style style:name="P29" style:family="paragraph" style:parent-style-name="Standard">
      <style:text-properties fo:font-weight="normal" style:font-weight-asian="normal" style:font-weight-complex="normal"/>
    </style:style>
    <style:style style:name="P30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1" style:family="paragraph" style:parent-style-name="Standard" style:list-style-name="RTF_5f_Num_20_34"/>
    <style:style style:name="P32" style:family="paragraph" style:parent-style-name="Standard" style:list-style-name="RTF_5f_Num_20_35"/>
    <style:style style:name="P33" style:family="paragraph" style:parent-style-name="Standard" style:list-style-name="RTF_5f_Num_20_36"/>
    <style:style style:name="P34" style:family="paragraph" style:parent-style-name="Standard" style:list-style-name="RTF_5f_Num_20_37"/>
    <style:style style:name="P35" style:family="paragraph" style:parent-style-name="Standard" style:list-style-name="RTF_5f_Num_20_38"/>
    <style:style style:name="P36" style:family="paragraph" style:parent-style-name="Standard" style:list-style-name="RTF_5f_Num_20_39"/>
    <style:style style:name="P37" style:family="paragraph" style:parent-style-name="Standard" style:list-style-name="RTF_5f_Num_20_40"/>
    <style:style style:name="P38" style:family="paragraph" style:parent-style-name="Standard" style:list-style-name="RTF_5f_Num_20_41"/>
    <style:style style:name="P39" style:family="paragraph" style:parent-style-name="Standard" style:list-style-name="RTF_5f_Num_20_42"/>
    <style:style style:name="P40" style:family="paragraph" style:parent-style-name="Standard" style:list-style-name="RTF_5f_Num_20_43"/>
    <style:style style:name="P41" style:family="paragraph" style:parent-style-name="Standard" style:list-style-name="RTF_5f_Num_20_45"/>
    <style:style style:name="P42" style:family="paragraph" style:parent-style-name="Standard" style:list-style-name="RTF_5f_Num_20_46"/>
    <style:style style:name="P43" style:family="paragraph" style:parent-style-name="Standard" style:list-style-name="RTF_5f_Num_20_47"/>
    <style:style style:name="P44" style:family="paragraph" style:parent-style-name="Standard" style:list-style-name="RTF_5f_Num_20_48"/>
    <style:style style:name="P45" style:family="paragraph" style:parent-style-name="Standard" style:list-style-name="RTF_5f_Num_20_49"/>
    <style:style style:name="P46" style:family="paragraph" style:parent-style-name="Standard" style:list-style-name="RTF_5f_Num_20_50"/>
    <style:style style:name="P47" style:family="paragraph" style:parent-style-name="Standard" style:list-style-name="RTF_5f_Num_20_51"/>
    <style:style style:name="P48" style:family="paragraph" style:parent-style-name="Standard" style:list-style-name="RTF_5f_Num_20_53"/>
    <style:style style:name="P49" style:family="paragraph" style:parent-style-name="Standard" style:list-style-name="RTF_5f_Num_20_54"/>
    <style:style style:name="P50" style:family="paragraph" style:parent-style-name="Standard" style:list-style-name="RTF_5f_Num_20_56"/>
    <style:style style:name="P51" style:family="paragraph" style:parent-style-name="Standard" style:list-style-name="RTF_5f_Num_20_57"/>
    <style:style style:name="P52" style:family="paragraph" style:parent-style-name="Standard" style:list-style-name="RTF_5f_Num_20_58"/>
    <style:style style:name="P53" style:family="paragraph" style:parent-style-name="Standard" style:list-style-name="RTF_5f_Num_20_60"/>
    <style:style style:name="P54" style:family="paragraph" style:parent-style-name="Standard" style:list-style-name="RTF_5f_Num_20_59"/>
    <style:style style:name="P55" style:family="paragraph" style:parent-style-name="Standard">
      <style:text-properties fo:font-style="italic" style:font-style-asian="italic" style:font-style-complex="italic"/>
    </style:style>
    <style:style style:name="P56" style:family="paragraph" style:parent-style-name="Standard" style:list-style-name="RTF_5f_Num_20_61"/>
    <style:style style:name="P57" style:family="paragraph" style:parent-style-name="Standard" style:list-style-name="RTF_5f_Num_20_62"/>
    <style:style style:name="P58" style:family="paragraph" style:parent-style-name="Standard" style:list-style-name="RTF_5f_Num_20_63"/>
    <style:style style:name="P59" style:family="paragraph" style:parent-style-name="Standard" style:list-style-name="RTF_5f_Num_20_64"/>
    <style:style style:name="P60" style:family="paragraph" style:parent-style-name="Standard" style:list-style-name="RTF_5f_Num_20_65"/>
    <style:style style:name="P61" style:family="paragraph" style:parent-style-name="Standard" style:list-style-name="RTF_5f_Num_20_66"/>
    <style:style style:name="P62" style:family="paragraph" style:parent-style-name="Standard" style:list-style-name="RTF_5f_Num_20_67"/>
    <style:style style:name="P63" style:family="paragraph" style:parent-style-name="Standard" style:list-style-name="RTF_5f_Num_20_68"/>
    <style:style style:name="P64" style:family="paragraph" style:parent-style-name="Standard" style:list-style-name="RTF_5f_Num_20_69"/>
    <style:style style:name="P65" style:family="paragraph" style:parent-style-name="Standard" style:list-style-name="RTF_5f_Num_20_70"/>
    <style:style style:name="P66" style:family="paragraph" style:parent-style-name="Standard" style:list-style-name="RTF_5f_Num_20_71"/>
    <style:style style:name="P67" style:family="paragraph" style:parent-style-name="Standard" style:list-style-name="RTF_5f_Num_20_72"/>
    <style:style style:name="P68" style:family="paragraph" style:parent-style-name="Standard" style:list-style-name="RTF_5f_Num_20_73"/>
    <style:style style:name="P69" style:family="paragraph" style:parent-style-name="Standard" style:list-style-name="RTF_5f_Num_20_74"/>
    <style:style style:name="P70" style:family="paragraph" style:parent-style-name="Standard" style:list-style-name="RTF_5f_Num_20_75"/>
    <style:style style:name="P71" style:family="paragraph" style:parent-style-name="Standard" style:list-style-name="RTF_5f_Num_20_79"/>
    <style:style style:name="P72" style:family="paragraph" style:parent-style-name="Standard" style:list-style-name="RTF_5f_Num_20_81"/>
    <style:style style:name="P73" style:family="paragraph" style:parent-style-name="Standard" style:list-style-name="RTF_5f_Num_20_82"/>
    <style:style style:name="P74" style:family="paragraph" style:parent-style-name="Standard" style:list-style-name="RTF_5f_Num_20_83"/>
    <style:style style:name="P75" style:family="paragraph" style:parent-style-name="Standard" style:list-style-name="RTF_5f_Num_20_80"/>
    <style:style style:name="P76" style:family="paragraph" style:parent-style-name="Standard" style:list-style-name="RTF_5f_Num_20_88"/>
    <style:style style:name="P77" style:family="paragraph" style:parent-style-name="Standard" style:list-style-name="RTF_5f_Num_20_89"/>
    <style:style style:name="P78" style:family="paragraph" style:parent-style-name="Standard" style:list-style-name="RTF_5f_Num_20_90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CTURE 1: INTRODUCTION</text:p>
      <text:p text:style-name="P1">Astrobiology seeks to understand the origin and emergence of life </text:p>
      <text:p text:style-name="Standard"><text:tab/>How did life originate? </text:p>
      <text:p text:style-name="Standard"><text:tab/>Where did life originate? </text:p>
      <text:p text:style-name="Standard"><text:tab/>Was it inevitable? </text:p>
      <text:p text:style-name="Standard"><text:tab/>When did it emerge? </text:p>
      <text:p text:style-name="Standard"><text:tab/>What is the evidence for it? </text:p>
      <text:p text:style-name="Standard"/>
      <text:p text:style-name="P1">Astrobiology seeks to know the limits to the biosphere </text:p>
      <text:p text:style-name="Standard"><text:tab/>What are the limits of life? </text:p>
      <text:p text:style-name="Standard"><text:tab/>How does life survive extremes? </text:p>
      <text:list xml:id="list7243365616924050658" text:style-name="RTF_5f_Num_20_4">
        <text:list-item>
          <text:p text:style-name="P4">Are these limits universal? </text:p>
        </text:list-item>
      </text:list>
      <text:list xml:id="list4058962516346312434" text:style-name="RTF_5f_Num_20_5">
        <text:list-item>
          <text:p text:style-name="P5">What does it tell us about life elsewhere? </text:p>
        </text:list-item>
      </text:list>
      <text:p text:style-name="Standard"/>
      <text:p text:style-name="Standard"><text:span text:style-name="T1">Astrobiology seeks to understand the evolution of life on the Earth</text:span> </text:p>
      <text:list xml:id="list8892189797131654365" text:style-name="RTF_5f_Num_20_11">
        <text:list-item>
          <text:p text:style-name="P6">How is life related? </text:p>
        </text:list-item>
      </text:list>
      <text:list xml:id="list4826882496691785610" text:style-name="RTF_5f_Num_20_12">
        <text:list-item>
          <text:p text:style-name="P7">How did multicellular life emerge? </text:p>
        </text:list-item>
      </text:list>
      <text:list xml:id="list9121620531221457239" text:style-name="RTF_5f_Num_20_13">
        <text:list-item>
          <text:p text:style-name="P8">What have been the major catastrophes for life? </text:p>
        </text:list-item>
      </text:list>
      <text:p text:style-name="Standard"/>
      <text:p text:style-name="P1">Astrobiology seeks to know if life on Earth is unique and whether there are other intelligences </text:p>
      <text:list xml:id="list2145156210948205771" text:style-name="RTF_5f_Num_20_14">
        <text:list-item>
          <text:p text:style-name="P9">Is there life elsewhere? </text:p>
        </text:list-item>
      </text:list>
      <text:list xml:id="list8658318413917181039" text:style-name="RTF_5f_Num_20_15">
        <text:list-item>
          <text:p text:style-name="P10">If there is, what is it like? </text:p>
        </text:list-item>
      </text:list>
      <text:list xml:id="list508011161579901643" text:style-name="RTF_5f_Num_20_16">
        <text:list-item>
          <text:p text:style-name="P11">If there isn’t, why not? </text:p>
        </text:list-item>
      </text:list>
      <text:list xml:id="list5046179136046967831" text:style-name="RTF_5f_Num_20_17">
        <text:list-item>
          <text:p text:style-name="P12">Is intelligence inevitable? </text:p>
        </text:list-item>
      </text:list>
      <text:p text:style-name="Standard"><text:s text:c="6"/>Can we communicate with it? </text:p>
      <text:list xml:id="list4836702552252323779" text:style-name="RTF_5f_Num_20_19">
        <text:list-item>
          <text:p text:style-name="P13">What happens if we do? </text:p>
        </text:list-item>
      </text:list>
      <text:p text:style-name="Standard"/>
      <text:p text:style-name="P1">Astrobiology seeks to understand the future of humans </text:p>
      <text:list xml:id="list4205989807337663725" text:style-name="RTF_5f_Num_20_20">
        <text:list-item>
          <text:p text:style-name="P14">Will humans leave the Earth? </text:p>
        </text:list-item>
      </text:list>
      <text:list xml:id="list7310175399894419364" text:style-name="RTF_5f_Num_20_21">
        <text:list-item>
          <text:p text:style-name="P15">How do we settle other planets? </text:p>
        </text:list-item>
      </text:list>
      <text:list xml:id="list3077685843216692955" text:style-name="RTF_5f_Num_20_22">
        <text:list-item>
          <text:p text:style-name="P16">How do we preserve Earth? </text:p>
        </text:list-item>
      </text:list>
      <text:list xml:id="list3386698532449440408" text:style-name="RTF_5f_Num_20_23">
        <text:list-item>
          <text:p text:style-name="P17">How will we adapt to space? </text:p>
        </text:list-item>
      </text:list>
      <text:p text:style-name="Standard"/>
      <text:p text:style-name="P2">What you will learn in this course </text:p>
      <text:list xml:id="list2055133837949016560" text:style-name="RTF_5f_Num_20_24">
        <text:list-item>
          <text:p text:style-name="P18">Basic concepts that underpin the study of astrobiology </text:p>
        </text:list-item>
      </text:list>
      <text:list xml:id="list3514927401276275663" text:style-name="RTF_5f_Num_20_25">
        <text:list-item>
          <text:p text:style-name="P19">The difference between science and sensationalism </text:p>
        </text:list-item>
      </text:list>
      <text:list xml:id="list2095072089377619903" text:style-name="RTF_5f_Num_20_26">
        <text:list-item>
          <text:p text:style-name="P20">Some of the history of life on the Earth </text:p>
        </text:list-item>
      </text:list>
      <text:list xml:id="list5997962395020767226" text:style-name="RTF_5f_Num_20_27">
        <text:list-item>
          <text:p text:style-name="P21">How we search for life beyond the Earth </text:p>
        </text:list-item>
      </text:list>
      <text:list xml:id="list1844783445416014418" text:style-name="RTF_5f_Num_20_28">
        <text:list-item>
          <text:p text:style-name="P22">The future of human life beyond the Earth </text:p>
        </text:list-item>
      </text:list>
      <text:list xml:id="list643613613157350679" text:style-name="RTF_5f_Num_20_29">
        <text:list-item>
          <text:p text:style-name="P23">Some of the social implications of astrobiology </text:p>
        </text:list-item>
      </text:list>
      <text:p text:style-name="Standard"/>
      <text:p text:style-name="P2">What have we learned? </text:p>
      <text:list xml:id="list3673806866956083395" text:style-name="RTF_5f_Num_20_30">
        <text:list-item>
          <text:p text:style-name="P24">Astrobiology covers many fields </text:p>
        </text:list-item>
      </text:list>
      <text:list xml:id="list1044478279167605933" text:style-name="RTF_5f_Num_20_31">
        <text:list-item>
          <text:p text:style-name="P25">Astrobiology sets life in its cosmic context </text:p>
        </text:list-item>
      </text:list>
      <text:list xml:id="list948987599451232587" text:style-name="RTF_5f_Num_20_32">
        <text:list-item>
          <text:p text:style-name="P26">Astrobiology seeks to understand life from how it arose to how intelligent life might one day <text:tab/>colonise other planets </text:p>
        </text:list-item>
      </text:list>
      <text:list xml:id="list7785550845020674346" text:style-name="RTF_5f_Num_20_33">
        <text:list-item>
          <text:p text:style-name="P27">Astrobiology, as well as being a science in its own right, is an outstanding vehicle for learning many of the common principles that unite science </text:p>
        </text:list-item>
      </text:list>
      <text:p text:style-name="Standard"/>
      <text:p text:style-name="P28"/>
      <text:p text:style-name="P28"/>
      <text:p text:style-name="P28"/>
      <text:p text:style-name="P3"><text:soft-page-break/>LECTURE 2: HISTORY OF ASTROBIO</text:p>
      <text:p text:style-name="Standard">&gt; tech developing rapidly at present, but this is an ancient line of inquiry: Metrodorus of Chios “It <text:tab/>would be strange if a single ear of corn grew in a large plain, or there were only one world in <text:tab/>the infinite” 4th Century BC </text:p>
      <text:p text:style-name="Standard">&gt;Early speculation: </text:p>
      <text:p text:style-name="Standard"><text:tab/>→ G. Bruno, 1584 <text:span text:style-name="T1">On the Infinite Universe and Worlds</text:span> “In space there are countless <text:tab/><text:tab/><text:tab/>constellations, suns and planets; we see only the suns because they give light; the <text:tab/><text:tab/>planets remain invisible, for they are small and dark. There are also numberless <text:tab/><text:tab/><text:tab/>earths circling around their suns…” </text:p>
      <text:p text:style-name="Standard"><text:tab/><text:tab/>&gt;&gt; prescient re: recent discovery of Earth-like planets</text:p>
      <text:p text:style-name="Standard"><text:tab/><text:tab/>&gt;&gt; Bruno burnt at the stake for a range of things, incl astrobio speculation</text:p>
      <text:p text:style-name="Standard"><text:tab/>→ invention of the telescope permitted more empirical investigation – however, it did not <text:tab/><text:tab/>stifle speculation, since we still lacked information about the environs of these new <text:tab/><text:tab/>planets; widespread use = discovery of more planets = speculation run riot w/ limited <text:tab/><text:tab/>set of data</text:p>
      <text:p text:style-name="Standard"><text:tab/>→ Enlightenment optimism: </text:p>
      <text:p text:style-name="Standard"><text:tab/><text:tab/>&gt;&gt; William Herschel (1738-1822) – “By reflecting a little on this subject I am almost <text:tab/><text:tab/><text:tab/>convinced that those numberless small Circuses we see on the moon are the <text:tab/><text:tab/><text:tab/>works of the Lunarians and may be called their Towns.” </text:p>
      <text:p text:style-name="Standard"><text:tab/><text:tab/>&gt;&gt; Christian Huygens (1629-1695) – after observing spots on Venus, Mars and <text:tab/><text:tab/><text:tab/><text:tab/>Jupiter, concluded that there are clouds and water. “The taste of music with <text:tab/><text:tab/><text:tab/>the inhabitants of Venus and Jupiter is at a high level, similar to that of <text:tab/><text:tab/><text:tab/><text:tab/>Frenchmen or Italians” </text:p>
      <text:p text:style-name="Standard"><text:tab/>→ 20<text:span text:style-name="T3">th</text:span>c – Percival Lowell, 1909, <text:span text:style-name="T1">Mars as the Abode of Life </text:span>“Every opposition has added to <text:tab/><text:tab/>the assurance that the canals are artificial; both by disclosing their peculiarities better <text:tab/><text:tab/>and better and by removing generic doubts as to the planet's habitability.”</text:p>
      <text:p text:style-name="Standard"><text:tab/><text:tab/>&gt;&gt; 'canals' on Mars are actually an optical illusion</text:p>
      <text:p text:style-name="Standard"><text:tab/>→ we should learn lessons about excessive optimism &amp; unjustified speculation </text:p>
      <text:p text:style-name="Standard">&gt; preoccupation with ideas of aliens &amp; their lives still grips the human imagination – needs to be <text:tab/>separated from the actual data</text:p>
      <text:p text:style-name="Standard">&gt;1950s-60s – space age beings better observations of Mars &amp; Venus – somewhat deflationary, given <text:tab/>the speculations of previous eras; no evidence of civilizations, or even simple life forms</text:p>
      <text:p text:style-name="Standard"><text:tab/>&gt;&gt; backtracking of previous optimism</text:p>
      <text:p text:style-name="Standard"><text:tab/>&gt;&gt; improved optics revealed features that increased optimism somewhat – e.g., features that <text:tab/><text:tab/>show the presence of liquid water on the surface of Mars in the past (e.g., ancient <text:tab/><text:tab/>river deltas)</text:p>
      <text:p text:style-name="Standard">&gt;these technical advances, beginning with the telescope &amp; through data collected in space, were one <text:s/><text:tab/>thing that allowed astrobio to make the transition from a speculative, philosophical field into <text:tab/>an applied technical science, empirical investigations controlled by data</text:p>
      <text:p text:style-name="Standard">&gt;the second thing was 1952's experiments into the origin of life (Urey &amp; Miller) – showed that <text:tab/>molecules from which life is made could be created from basic constituents of an <text:tab/>atmosphere, subjected to electrical discharge</text:p>
      <text:p text:style-name="Standard"><text:tab/>→ yielded the amino acids that are life's building blocks</text:p>
      <text:p text:style-name="Standard"><text:tab/>→ now, scientists believe the atmosphere of early Earth to be slightly different from the <text:tab/><text:tab/><text:tab/>formulation used in this experiment</text:p>
      <text:p text:style-name="Standard">&gt; research into the fossils of the Earth's earliest life forms – </text:p>
      <text:p text:style-name="Standard"><text:tab/>→ microfossils from the Apex chert in AU; 3.5 billion years old</text:p>
      <text:p text:style-name="Standard"><text:tab/><text:tab/><text:a xlink:type="simple" xlink:href="http://en.wikipedia.org/wiki/Apex_Chert#Eastern_Pilbara.2C_Warrawoona_Group">http://en.wikipedia.org/wiki/Apex_Chert#Eastern_Pilbara.2C_Warrawoona_Group</text:a></text:p>
      <text:p text:style-name="Standard"><text:tab/>→ debate about whether these are biological or the product chemical processes – but either <text:tab/><text:tab/>way, these advance understanding about life at this early stage, and what evidence for <text:tab/><text:tab/>it would be like</text:p>
      <text:p text:style-name="Standard">&gt; Viking I &amp; II landers – collected evidence from the surface of Mars; inconclusive results re: life</text:p>
      <text:p text:style-name="Standard"><text:soft-page-break/><text:tab/>→ first empirical efforts to search for life on the surface of another world</text:p>
      <text:p text:style-name="Standard">&gt;Arecibo Observatory in Puerto Rico</text:p>
      <text:p text:style-name="Standard"><text:tab/>→ <text:a xlink:type="simple" xlink:href="https://en.wikipedia.org/wiki/Arecibo_Observatory">https://en.wikipedia.org/wiki/Arecibo_Observatory</text:a></text:p>
      <text:p text:style-name="Standard"><text:tab/>→ source of first signal sent out to extraterrestrial intelligence – first experimental attempt</text:p>
      <text:p text:style-name="Standard"><draw:frame draw:style-name="fr1" draw:name="graphics1" text:anchor-type="paragraph" svg:width="15.028cm" svg:height="13.443cm" draw:z-index="0"><draw:image xlink:href="Pictures/2000000700003AB50000348296DF1430.svm" xlink:type="simple" xlink:show="embed" xlink:actuate="onLoad"/></draw:frame><text:tab/>→ binary code of the information above</text:p>
      <text:p text:style-name="Standard">&gt;Mars Science Laboratory yields more recent data about the surface of Mars &amp; its history, places to <text:tab/>look for evidence of life or habitability</text:p>
      <text:p text:style-name="Standard">&gt;images of Enceladus (6th-largest moon of Saturn) from Cassini – evidence that water geysers <text:tab/>erupt from itssouth pole, releasing material that includes methane and organic carbon</text:p>
      <text:p text:style-name="Standard"><text:tab/><text:a xlink:type="simple" xlink:href="https://en.wikipedia.org/wiki/Enceladus_%28moon%29">https://en.wikipedia.org/wiki/Enceladus_%28moon%29</text:a></text:p>
      <text:p text:style-name="Standard">&gt; chemistry of Titan (another moon of Saturn), as revealed by the Huygens probe – an alien world <text:tab/>full of organic chemistry; rocks of ice (water), in rivers of liquid methane &amp; other <text:tab/>hydrocarbons</text:p>
      <text:p text:style-name="Standard">&gt; search for Earthlike planets around other stars – central quest of astrobio; recently, potentially <text:tab/>suitable planets have been discovered</text:p>
      <text:p text:style-name="Standard"/>
      <text:list xml:id="list1777149466028849217" text:style-name="RTF_5f_Num_20_34">
        <text:list-item>
          <text:p text:style-name="P31"><text:span text:style-name="T1">What have we learned?</text:span></text:p>
        </text:list-item>
      </text:list>
      <text:p text:style-name="Standard"><text:span text:style-name="T1"><text:s text:c="6"/>&gt; </text:span>Astrobiology is an ancient science </text:p>
      <text:list xml:id="list3191475296915344507" text:style-name="RTF_5f_Num_20_35">
        <text:list-item>
          <text:p text:style-name="P32">&gt; Only recently has it become more scientifically constrained </text:p>
        </text:list-item>
      </text:list>
      <text:list xml:id="list56206383205866138" text:style-name="RTF_5f_Num_20_36">
        <text:list-item>
          <text:p text:style-name="P33">&gt; Several planetary bodies in our Solar System have become of interest in the search for life </text:p>
        </text:list-item>
      </text:list>
      <text:list xml:id="list6293056420265674481" text:style-name="RTF_5f_Num_20_37">
        <text:list-item>
          <text:p text:style-name="P34">&gt; We can now hunt for Earth-like planets around other stars </text:p>
        </text:list-item>
      </text:list>
      <text:list xml:id="list7681445016468027993" text:style-name="RTF_5f_Num_20_38">
        <text:list-item>
          <text:p text:style-name="P35">&gt; The future will hold many remarkable discoveries and surprises </text:p>
        </text:list-item>
      </text:list>
      <text:p text:style-name="Standard"/>
      <text:p text:style-name="Standard"/>
      <text:p text:style-name="Standard"/>
      <text:p text:style-name="P3"><text:soft-page-break/>LECTURE 3: LIFE ON EARTH</text:p>
      <text:p text:style-name="Standard">&gt; majority of life (most of the biomass &amp; most of the genetic diversity) is microscopic</text:p>
      <text:p text:style-name="Standard"><text:tab/>→ microbes are what we're most likely to find elsewhere – intelligent life is less likely</text:p>
      <text:p text:style-name="Standard">&gt;extreme conditions keep life from developing/existing everywhere</text:p>
      <text:p text:style-name="Standard"><text:tab/>→ temperature</text:p>
      <text:p text:style-name="Standard"><text:tab/>→ radiation</text:p>
      <text:p text:style-name="Standard"><text:tab/>→ pH</text:p>
      <text:p text:style-name="Standard"><text:tab/>→ salinity</text:p>
      <text:p text:style-name="Standard"><text:tab/>→ pressure</text:p>
      <text:p text:style-name="Standard"><text:tab/>→ humidity, etc. </text:p>
      <text:p text:style-name="Standard"><text:tab/><text:tab/>&gt;&gt; the more extreme the physical &amp; chemical conditions get, the less diverse the <text:tab/><text:tab/><text:tab/>life forms there become</text:p>
      <text:p text:style-name="Standard">&gt; these conditions define the shape of the biosphere – they're like a fence enclosing life on Earth, <text:tab/>beyond which it cannot go</text:p>
      <text:p text:style-name="Standard"><text:tab/>→ provides it remains within these boundaries, a living creature on Earth can be a wide <text:tab/><text:tab/><text:tab/>variety of things</text:p>
      <text:p text:style-name="Standard">&gt; the edges of the biosphere are occupied by microbes – they dominate most of the extreme <text:tab/>environments on Earth (e.g., thermophiles at Yellowstone; something like the early <text:tab/><text:tab/>environment of the planet)</text:p>
      <text:p text:style-name="Standard"><text:tab/>→ all the life on Earth exists in a thin layer on and just beneath the surface</text:p>
      <text:p text:style-name="Standard"><text:tab/>→ most of the planet's volume is unoccupied – just the lithosphere &amp; a bit of the <text:tab/><text:tab/><text:tab/><text:tab/>atmosphere, a 'veneer' of life</text:p>
      <text:p text:style-name="Standard"><text:tab/><text:tab/>&gt;&gt; the distribution of life into the planet's interior – <text:s/>the depth extremes at which <text:tab/><text:tab/><text:tab/>things can exists is set by the geothermal gradient, the heat in the Earth</text:p>
      <text:p text:style-name="Standard"><text:tab/><text:tab/><text:tab/>→ the upper temperature limit is about 120C; max depth 5-10 km</text:p>
      <text:p text:style-name="Standard"><text:tab/><text:tab/>&gt;&gt; upper level is set by extreme conditions in the clouds – clouds do contain <text:tab/><text:tab/><text:tab/><text:tab/>microorganisms, but it's cold, there's little to eat, and extensive exposure <text:tab/><text:tab/><text:tab/><text:tab/>to solar radiation</text:p>
      <text:p text:style-name="Standard"><text:tab/><text:tab/><text:tab/>→ the limit for active life is thought to be about 3 km</text:p>
      <text:p text:style-name="Standard"><text:tab/><text:tab/>&gt;&gt; neither of these limits, or the life that exists there, are fully understood yet</text:p>
      <text:p text:style-name="Standard"><text:tab/>→ taken together, these two extremes yield a biosphere that is 10-20 km thick</text:p>
      <text:p text:style-name="Standard">&gt; what we know about life on Earth informs our search for extraterrestrial life</text:p>
      <text:p text:style-name="Standard"><text:tab/>→ knowledge of the relevant physical &amp; chemical extremes helps us know where to look</text:p>
      <text:p text:style-name="Standard"><text:tab/>→ some conditions where we've found life might overlap with conditions on other planets – <text:tab/><text:tab/>e.g., some places on Mars are cold &amp; salty, analogous with places we've found life on <text:tab/><text:tab/>Earth (such as Antarctica)</text:p>
      <text:p text:style-name="Standard"/>
      <text:list xml:id="list6605228736316875216" text:style-name="RTF_5f_Num_20_39">
        <text:list-item>
          <text:p text:style-name="P36"><text:span text:style-name="T1">What have we learned? </text:span></text:p>
        </text:list-item>
        <text:list-item>
          <text:p text:style-name="P36">Life is abundant on the surface and just underneath the surface of Earth </text:p>
        </text:list-item>
      </text:list>
      <text:list xml:id="list5133488447282680731" text:style-name="RTF_5f_Num_20_40">
        <text:list-item>
          <text:p text:style-name="P37">Life is bounded by physical limits and occupies a biospace </text:p>
        </text:list-item>
      </text:list>
      <text:list xml:id="list3596713118040672976" text:style-name="RTF_5f_Num_20_41">
        <text:list-item>
          <text:p text:style-name="P38">Although life is abundant, its physical limits mean it occupies a small part of the Earth </text:p>
        </text:list-item>
      </text:list>
      <text:list xml:id="list3344675228611757243" text:style-name="RTF_5f_Num_20_42">
        <text:list-item>
          <text:p text:style-name="P39">Some physical conditions that are suitable for life may overlap with conditions on other planetary <text:tab/>bodies, driving an interest in the search for extraterrestrial life </text:p>
        </text:list-item>
      </text:list>
      <text:list xml:id="list8891446724657275081" text:style-name="RTF_5f_Num_20_43">
        <text:list-item>
          <text:p text:style-name="P40">Microbes are the most abundant form of life on the Earth and usually occupy the most extreme <text:tab/>environments. These microbes are called ‘extremophiles’’ 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><text:soft-page-break/>LECTURE 4: STRUCTURE OF LIFE – BUILDING BLOCKS</text:p>
      <text:p text:style-name="P28"><text:span text:style-name="T4">&gt; living things on Earth are made up of relatively few elements: <text:s/>CHNOPS</text:span></text:p>
      <text:p text:style-name="P28"><text:span text:style-name="T4"><text:tab/>→ carbon, hydrogen, nitrogen, oxygen, phosphorus, sulfur make up most of the compounds <text:tab/><text:tab/>from which life is constructed</text:span></text:p>
      <text:p text:style-name="P28"><text:span text:style-name="T4"><text:tab/>→ at the elemental level, life is relatively simple – these common elements bind life <text:tab/><text:tab/><text:tab/>together; that they share only these few elements makes understanding life somewhat <text:tab/><text:tab/>simpler</text:span></text:p>
      <text:p text:style-name="P28"><text:span text:style-name="T4"><text:tab/>→ other elements, such as iron &amp; calcium, play other roles in living things</text:span></text:p>
      <text:p text:style-name="P28"><text:span text:style-name="T4">&gt; these elements come together to make molecules – many of which have carbon backbones, <text:tab/>making Earth's life carbon based (e.g., sugars, amino acids)</text:span></text:p>
      <text:p text:style-name="P28"><text:span text:style-name="T4"><text:tab/>→ in the molecules we're made from – carbon is the common element that binds the others <text:tab/><text:tab/>together</text:span></text:p>
      <text:p text:style-name="P28"><text:span text:style-name="T4">&gt; these molecules, such as amino acids, form even larger structures – proteins</text:span></text:p>
      <text:p text:style-name="P28"><text:span text:style-name="T4"><text:tab/>→ life uses proteins &amp; carbohydrates to assemble molecules in the body (inside cells), such <text:tab/><text:tab/>as DNA – biosynthesis; the way life goes from basic elements to complex molecules</text:span></text:p>
      <text:p text:style-name="P28"><text:span text:style-name="T4"><text:tab/>→ this assembly requires water – the molecules needs to be moved around and added to one <text:tab/><text:tab/>another in chemical reactions</text:span></text:p>
      <text:p text:style-name="P28"><text:span text:style-name="T4"><text:tab/><text:tab/>&gt;&gt; this is why Earth's life is water based – it requires this solvent for chemical <text:tab/><text:tab/><text:tab/><text:tab/>reactions</text:span></text:p>
      <text:p text:style-name="P28"><text:span text:style-name="T4">&gt; the point is not that these are required for all life – just for life on Earth; there may be alternatives <text:tab/><text:tab/>in other systems, such as those we might find in extraterrestrial environments</text:span></text:p>
      <text:p text:style-name="Standard"><text:span text:style-name="T2"/></text:p>
      <text:p text:style-name="Standard"><text:span text:style-name="T1">What have we learned? </text:span></text:p>
      <text:p text:style-name="Standard">Life is made of elements </text:p>
      <text:list xml:id="list4038241072037082586" text:style-name="RTF_5f_Num_20_45">
        <text:list-item>
          <text:p text:style-name="P41">The basic ones are carbon, hydrogen, nitrogen, oxygen, phosphorus and sulfur </text:p>
        </text:list-item>
      </text:list>
      <text:list xml:id="list1064224505390119460" text:style-name="RTF_5f_Num_20_46">
        <text:list-item>
          <text:p text:style-name="P42">Life uses other elements as well, depending on how it is built, for example calcium is used in bones </text:p>
        </text:list-item>
      </text:list>
      <text:list xml:id="list6483735087282775935" text:style-name="RTF_5f_Num_20_47">
        <text:list-item>
          <text:p text:style-name="P43">These elements come together to form molecules </text:p>
        </text:list-item>
      </text:list>
      <text:list xml:id="list7586794205276152733" text:style-name="RTF_5f_Num_20_48">
        <text:list-item>
          <text:p text:style-name="P44">Molecules include amino acids and sugars, the building blocks of life </text:p>
        </text:list-item>
      </text:list>
      <text:list xml:id="list4421827752075760600" text:style-name="RTF_5f_Num_20_49">
        <text:list-item>
          <text:p text:style-name="P45">Molecules can come together to form even larger structures such as proteins and DNA </text:p>
        </text:list-item>
      </text:list>
      <text:list xml:id="list7779931747847514307" text:style-name="RTF_5f_Num_20_50">
        <text:list-item>
          <text:p text:style-name="P46">Life is like lego, built up from small components into complex structures </text:p>
        </text:list-item>
      </text:list>
      <text:list xml:id="list706593221719253278" text:style-name="RTF_5f_Num_20_51">
        <text:list-item>
          <text:p text:style-name="P47">Life needs water to build its molecules. </text:p>
        </text:list-item>
      </text:list>
      <text:p text:style-name="Standard"/>
      <text:p text:style-name="Standard"><text:span text:style-name="T5">LECTURE 5: STRUCTRE OF LIFE – CELLS</text:span></text:p>
      <text:p text:style-name="Standard">&gt; structures formed from the elements &amp; molecules above – all living things on Earth are made of <text:tab/>cells</text:p>
      <text:p text:style-name="Standard">&gt; cells have certain features basic to all of them</text:p>
      <text:p text:style-name="Standard"><text:tab/>→ energy system – apparatus to make energy</text:p>
      <text:p text:style-name="Standard"><text:tab/>→ information system – DNA; transmits information within the cell, a coding stucture, and <text:tab/><text:tab/>transmits information from generation to generation</text:p>
      <text:p text:style-name="Standard"><text:tab/>→ membrane – encloses the chemical reactions; keeps the cell &amp; its macromolecules from <text:tab/><text:tab/>dissipating into the environment </text:p>
      <text:p text:style-name="Standard">&gt;cells may include a lot more than this – e.g., mammalian cells have many other organelles – but <text:tab/>they will still have these three basic structures</text:p>
      <text:p text:style-name="Standard">&gt; cell membrane – an arrangement of hydrophilic and hydrophobic lipid structures</text:p>
      <text:p text:style-name="Standard"><text:tab/>→ lipids = complex molecule from lecture 4</text:p>
      <text:p text:style-name="Standard"><text:tab/>→ bilipid layer, in which non-polar hydrophobic tails of phospholipids align </text:p>
      <text:p text:style-name="Standard">&gt; information storage systems relies on DNA, which replicates information – crucial to cell division</text:p>
      <text:p text:style-name="Standard"><text:tab/>→ backbone of base pairs – thymine (T – pyrimidine), adenine (A – purine),guanine (G – <text:tab/><text:tab/>purine), cytosine (C – pyrimidine)</text:p>
      <text:p text:style-name="Standard"><text:tab/>→ these encode all the cell's activities via genes – all its housekeeping functions &amp; all its <text:tab/><text:tab/>manufacture of other molecules</text:p>
      <text:p text:style-name="Standard"><text:tab/>→ construction of complementary strands in cell division = two new double helices</text:p>
      <text:p text:style-name="Standard"><text:soft-page-break/>&gt; cells need energy to grow &amp; divide – thus the cell's energy system</text:p>
      <text:p text:style-name="Standard"><text:tab/>→ different kinds of cells have different ways of gathering energy – chemolithotrophs <text:tab/><text:tab/><text:tab/>(microorganisms – e.g., bacteria that eat iron in rocks), phototrophs (plants), <text:tab/><text:tab/><text:tab/>heterotrophs (eat organic molecules), etc.</text:p>
      <text:p text:style-name="Standard"><text:tab/><text:tab/>&gt;&gt; chemolithotrophs are of interest to astrobio – live in very extreme environment <text:tab/><text:tab/><text:tab/>(volcanic environments, deep in Earth's crust) </text:p>
      <text:p text:style-name="Standard"><text:tab/>→ complex apparatus for gathering energy </text:p>
      <text:p text:style-name="Standard"><text:tab/><text:tab/>&gt;&gt; citric acid cycle – complex biochemistry</text:p>
      <text:p text:style-name="Standard"><text:tab/><text:tab/>&gt;&gt; ultimately, the point is extracting energy from atoms &amp; molecules to drive growth <text:tab/><text:tab/><text:tab/>&amp; reproduction</text:p>
      <text:p text:style-name="Standard">&gt; despite looking diverse &amp; unrelated, all life on Earth shares this basic structure</text:p>
      <text:p text:style-name="Standard"/>
      <text:p text:style-name="Standard"><text:span text:style-name="T1">What have we learned? </text:span></text:p>
      <text:p text:style-name="Standard">Life is made of cells </text:p>
      <text:list xml:id="list5680873527636330885" text:style-name="RTF_5f_Num_20_53">
        <text:list-item>
          <text:p text:style-name="P48">Cells have some basic features: a membrane, information storage system and ability to gather <text:tab/>energy </text:p>
        </text:list-item>
      </text:list>
      <text:list xml:id="list5538651245691892932" text:style-name="RTF_5f_Num_20_54">
        <text:list-item>
          <text:p text:style-name="P49">All life on Earth has these characteristics </text:p>
        </text:list-item>
      </text:list>
      <text:p text:style-name="P28"/>
      <text:p text:style-name="P28">LECTURE 6: WHAT IS LIFE? </text:p>
      <text:p text:style-name="Standard">&gt; this question is more complex than it appears</text:p>
      <text:p text:style-name="Standard">&gt; why we need to define life</text:p>
      <text:p text:style-name="Standard"><text:tab/>→ in looking for life elsewhere, we need to be able to say what it is we're looking for </text:p>
      <text:list xml:id="list7882764938673575363" text:style-name="RTF_5f_Num_20_56">
        <text:list-item>
          <text:p text:style-name="P50">→ in trying to understand the origin of life on the Earth, we need to know what we are <text:tab/>talking about and what we are searching for (e.g., when looking for fossils in <text:s/>rocks) </text:p>
        </text:list-item>
      </text:list>
      <text:list xml:id="list4905410179529936085" text:style-name="RTF_5f_Num_20_57">
        <text:list-item>
          <text:p text:style-name="P51">→ societal implications – re in vitro fertilization, etc. – when does something become alive? </text:p>
        </text:list-item>
      </text:list>
      <text:p text:style-name="Standard">&gt; characteristics of life: </text:p>
      <text:p text:style-name="Standard"><text:tab/>→ it's complex &amp; demonstrates complex behaviors</text:p>
      <text:p text:style-name="Standard"><text:tab/>→ it grows</text:p>
      <text:p text:style-name="Standard"><text:tab/>→ it divides (replicates) </text:p>
      <text:p text:style-name="Standard"><text:tab/>→ it metabolizes – eats food, makes energy</text:p>
      <text:p text:style-name="Standard"><text:tab/>→ it contains a system for storing instructions – to pass on information among generations, <text:tab/><text:tab/>to program the body to do the things it needs to do in order to live</text:p>
      <text:p text:style-name="Standard"><text:tab/>→ it evolves by Darwinian or artificial selection – evolving &amp; changing to cope with change <text:tab/><text:tab/>in environment &amp; circumstances </text:p>
      <text:p text:style-name="Standard"><text:tab/><text:tab/>&gt;&gt; possible working definition relying on this ability to adapt: Life is: “a self-<text:tab/><text:tab/><text:tab/><text:tab/>sustained chemical system capable of undergoing Darwinian evolution”<text:tab/><text:tab/><text:tab/><text:tab/>Gerald Joyce, NASA scientist, 1994 </text:p>
      <text:p text:style-name="Standard">&gt; however, all of these characteristics are shared by some non-living things</text:p>
      <text:p text:style-name="Standard"><text:tab/>→ complex &amp; demonstrates complex behaviors – tornado</text:p>
      <text:p text:style-name="Standard"><text:tab/>→ growth – mineral crystals</text:p>
      <text:p text:style-name="Standard"><text:tab/>→ division (replication) – computer programs can move from one machine to another; e.g., <text:tab/><text:tab/>via a memory stick – although the memory stick is not alive, it transfers the <text:tab/><text:tab/><text:tab/>information</text:p>
      <text:p text:style-name="Standard"><text:tab/>→ metabolism – forest fire metabolizes carbon in a less controlled way than we do, but <text:tab/><text:tab/><text:tab/>essentially the same</text:p>
      <text:p text:style-name="Standard"><text:tab/>→ evolution – computer programs</text:p>
      <text:p text:style-name="Standard">&gt; note also that not all living things can replicate on their own </text:p>
      <text:p text:style-name="Standard"><text:tab/>→ e.g., Ebola virus – viruses need a host cell </text:p>
      <text:p text:style-name="Standard"><text:tab/>→ <text:s/>single animal that requires a partner for sexual reproduction</text:p>
      <text:p text:style-name="Standard">&gt; possibility that life is simply a definition </text:p>
      <text:p text:style-name="Standard"><text:tab/>→ natural kind vs. non-natural kind</text:p>
      <text:p text:style-name="Standard">&gt; some previous thoughts</text:p>
      <text:p text:style-name="Standard"><text:soft-page-break/><text:tab/>→ Ancient Greece: Materialism: Life has a soul and the soul is made of atoms of fire <text:tab/><text:tab/><text:tab/>(following Empedocles who asserted that all things are made of earth, water, fire and <text:tab/><text:tab/>air). </text:p>
      <text:p text:style-name="Standard"><text:tab/>→ European Enlightenment – Vitalism: Life contains some sort of vital force that transforms <text:tab/><text:tab/>dead or inorganic material into living matter. </text:p>
      <text:p text:style-name="Standard"><text:tab/>→ spontaneous generation (disproved by Redi and by Pasteur's discovery of microbes)</text:p>
      <text:p text:style-name="Standard">&gt;Nowadays, we accept that life might just be a working definition and impossible to define without <text:tab/>exceptions, but… </text:p>
      <text:list xml:id="list4606087975960765923" text:style-name="RTF_5f_Num_20_58">
        <text:list-item>
          <text:p text:style-name="P52">→ We can use “working definitions” to define life </text:p>
        </text:list-item>
      </text:list>
      <text:list xml:id="list5407342663746204961" text:style-name="RTF_5f_Num_20_59">
        <text:list-item>
          <text:p text:style-name="P54">→ So long as we keep an open mind when searching for it elsewhere – maybe there is life as <text:tab/>we ‘don’t know it’ </text:p>
        </text:list-item>
      </text:list>
      <text:list xml:id="list278038174204520083" text:style-name="RTF_5f_Num_20_60">
        <text:list-item>
          <text:p text:style-name="P53">→ We can study the structure of <text:span text:style-name="T1">most</text:span> life forms </text:p>
        </text:list-item>
      </text:list>
      <text:p text:style-name="P1"/>
      <text:p text:style-name="P1">What have we learned? </text:p>
      <text:list xml:id="list511854409780939953" text:style-name="RTF_5f_Num_20_61">
        <text:list-item>
          <text:p text:style-name="P56">Attempts to define life have been made since the ancients </text:p>
        </text:list-item>
      </text:list>
      <text:list xml:id="list4255287375701952029" text:style-name="RTF_5f_Num_20_62">
        <text:list-item>
          <text:p text:style-name="P57">Life is difficult to define very accurately </text:p>
        </text:list-item>
      </text:list>
      <text:list xml:id="list7058508650597406811" text:style-name="RTF_5f_Num_20_63">
        <text:list-item>
          <text:p text:style-name="P58">Life may be impossible to define accurately if it is just a human definition </text:p>
        </text:list-item>
      </text:list>
      <text:list xml:id="list4844822165510348185" text:style-name="RTF_5f_Num_20_64">
        <text:list-item>
          <text:p text:style-name="P59">We can develop working definitions which are useful in astrobiology, but we also need to be cautious </text:p>
        </text:list-item>
      </text:list>
      <text:p text:style-name="Standard"/>
      <text:p text:style-name="Standard"/>
      <text:p text:style-name="Standard">WEEK 1, MODULE 2: ORIGINS OF LIFE</text:p>
      <text:p text:style-name="Standard"/>
      <text:p text:style-name="P28">LECTURE 1: BUILDING BLOCKS</text:p>
      <text:p text:style-name="P28"><text:span text:style-name="T4">&gt; the central conundrum – how do we get from basic molecules to living things (self-replicating <text:tab/>organism)? </text:span></text:p>
      <text:p text:style-name="P28"><text:span text:style-name="T4"><text:tab/>→ while not having an answer to this question, astrobio has made progress in figuring out <text:tab/><text:tab/>the sources of the basic building blocks &amp; how they might have been assembled into <text:tab/><text:tab/>the earliest life forms</text:span></text:p>
      <text:p text:style-name="Standard">&gt; several possible explanations for how life started </text:p>
      <text:list xml:id="list8755495704884294555" text:style-name="RTF_5f_Num_20_65">
        <text:list-item>
          <text:p text:style-name="P60">→ supernatural or divine intervention – doesn't help much; doesn't explain how the blocks were <text:tab/>created/obtained, nor how they were assembled</text:p>
        </text:list-item>
      </text:list>
      <text:list xml:id="list6600935719977791848" text:style-name="RTF_5f_Num_20_66">
        <text:list-item>
          <text:p text:style-name="P61">→ originated elsewhere and arrived on the Earth <text:s/>(perhaps via comets or asteroids) – this just <text:tab/>places the problem at one remove; there may, however, be conditions elsewhere that are <text:tab/>much more conducive to the creation of life</text:p>
        </text:list-item>
      </text:list>
      <text:list xml:id="list26612947936267175" text:style-name="RTF_5f_Num_20_67">
        <text:list-item>
          <text:p text:style-name="P62">→ originated on the Earth <text:s/>– this is the general assumption, and used to constrain the <text:tab/>experiments done in efforts to answer this question</text:p>
        </text:list-item>
      </text:list>
      <text:p text:style-name="Standard">&gt; origin of the molecular building blocks </text:p>
      <text:p text:style-name="Standard">&gt; Urey-Miller experiment, 1952– produced amino acids by combining electricity with steam passed <text:tab/>through a simulation of Earth's early atmosphere</text:p>
      <text:p text:style-name="Standard"><text:tab/><text:a xlink:type="simple" xlink:href="http://en.wikipedia.org/wiki/Urey-Miller_experiment">http://en.wikipedia.org/wiki/Urey-Miller_experiment</text:a></text:p>
      <text:p text:style-name="Standard"><text:tab/>→ produced a yelow substance, found to contain amino acids and other complex compounds</text:p>
      <text:p text:style-name="Standard"><text:tab/>→ now thought that Earth's early atmosphere was different from the simulation used here – <text:tab/><text:tab/>less reducing (less ammonia, hydrogen, &amp; CO), and more oxidizing (more nitrogen <text:tab/><text:tab/>&amp; CO2)</text:p>
      <text:p text:style-name="Standard">&gt; amino acids have also been found throughout the universe – e.g., in meteorites</text:p>
      <text:p text:style-name="Standard"><text:tab/>→ including non-biological amino acids</text:p>
      <text:p text:style-name="Standard"><text:tab/>→ many other meteorites found to contain <text:s/>these, suggesting that they're common <text:tab/><text:tab/><text:tab/>components</text:p>
      <text:p text:style-name="Standard">&gt; thus there are two possibilities – amino acids <text:s/>could have been produced endogenously, on the <text:tab/>Earth (Urey-Miller) or amino acids could have arrived extraterrestrially (e.g., via a <text:tab/>meteorite)</text:p>
      <text:p text:style-name="Standard"><text:soft-page-break/>&gt; where do proteins come from? </text:p>
      <text:p text:style-name="Standard">&gt;where do nucleic acids come from? </text:p>
      <text:p text:style-name="Standard"><text:tab/>→ possibility that RNA was the first type of precursor to life – more primitive than DNA</text:p>
      <text:p text:style-name="Standard"><text:tab/><text:tab/>&gt;&gt; similar to DNA – includes uracil instead of thymine</text:p>
      <text:p text:style-name="Standard"><text:tab/>→ can self-assemble into ribozymes, which can carry out chemical processes like replication</text:p>
      <text:p text:style-name="Standard"><text:tab/>→ RNA world – replicating &amp; leading to simple chemical systems and eventually simple <text:tab/><text:tab/>cells</text:p>
      <text:p text:style-name="Standard">&gt; so which came first, what were rhe earliest molecules, and what environment produced them? <text:s/>– <text:tab/>protein world or nucleic acid world? question of whether proteins or nucleic acids came <text:tab/>first </text:p>
      <text:p text:style-name="Standard"><text:tab/>→ RNA world vs. something like amino acids from space<text:tab/></text:p>
      <text:p text:style-name="Standard"><text:tab/>→ may be that both happened, and needed to work together</text:p>
      <text:p text:style-name="Standard"><draw:frame draw:style-name="fr1" draw:name="graphics2" text:anchor-type="paragraph" svg:width="7.569cm" svg:height="10.029cm" draw:z-index="1"><draw:image xlink:href="Pictures/2000000700001D900000272D9F89C65C.svm" xlink:type="simple" xlink:show="embed" xlink:actuate="onLoad"/></draw:frame></text:p>
      <text:p text:style-name="Standard">&gt; membranes from meteoric material </text:p>
      <text:p text:style-name="Standard"><draw:frame draw:style-name="fr2" draw:name="graphics3" text:anchor-type="paragraph" svg:width="17cm" svg:height="9.215cm" draw:z-index="2"><draw:image xlink:href="Pictures/200000070000462E0000260AFB552237.svm" xlink:type="simple" xlink:show="embed" xlink:actuate="onLoad"/></draw:frame><text:soft-page-break/><text:tab/>→ membranes would have been very important to the early simple chemical systems to keep <text:tab/><text:tab/>them from dissipating or diluting in the water or harsh environment </text:p>
      <text:p text:style-name="Standard"><text:tab/>→ experiments have shown that it's easy to produce membranes – even from meteorite <text:tab/><text:tab/><text:tab/>material, which contains lipids</text:p>
      <text:p text:style-name="Standard"><text:tab/>→ spontaneous vesicle formation </text:p>
      <text:p text:style-name="Standard">&gt; building blocks enclosed in membranes would have led to the earliest cells</text:p>
      <text:p text:style-name="Standard"><text:tab/>→ we really don't understand how this happened, this transformation from the chemical <text:tab/><text:tab/><text:tab/>world to the biological world, vs. the membrane formation, which is strictly chemical <text:tab/><text:tab/>and pretty well understood</text:p>
      <text:p text:style-name="Standard"/>
      <text:p text:style-name="P1">What have we learned? </text:p>
      <text:list xml:id="list6076921155227208637" text:style-name="RTF_5f_Num_20_68">
        <text:list-item>
          <text:p text:style-name="P63">The building blocks of life can be produced in simulated early Earth conditions </text:p>
        </text:list-item>
      </text:list>
      <text:list xml:id="list1645721711618078083" text:style-name="RTF_5f_Num_20_69">
        <text:list-item>
          <text:p text:style-name="P64">The building blocks of life can be found in extraterrestrial materials </text:p>
        </text:list-item>
      </text:list>
      <text:list xml:id="list363609577394130836" text:style-name="RTF_5f_Num_20_70">
        <text:list-item>
          <text:p text:style-name="P65">Primitive membranes can be easily made in the laboratory from simple molecules, meteorite <text:tab/>materials and simulated ices in space </text:p>
        </text:list-item>
      </text:list>
      <text:list xml:id="list2903258897918259223" text:style-name="RTF_5f_Num_20_71">
        <text:list-item>
          <text:p text:style-name="P66">The order of the emergence of the building blocks is not known, but we have now identified <text:tab/>plausible sources for how some of them could have formed. </text:p>
        </text:list-item>
      </text:list>
      <text:p text:style-name="Standard"><text:tab/></text:p>
      <text:p text:style-name="Standard"/>
      <text:p text:style-name="P28">LECTURE 2: ORIGINS OF LIFE – ALTERNATIVE CHEMISTRIES</text:p>
      <text:p text:style-name="P29">&gt; life on Earth is carbon based, uses liquid water as a solvent</text:p>
      <text:p text:style-name="P29">&gt; what's so great about carbon – why such a good atom for forming molecules? </text:p>
      <text:p text:style-name="P29"><text:tab/>→ tends to form bonds w/elements useful in biology – oxygen, nitrogen, hydrogen, <text:tab/><text:tab/><text:tab/>phosphorus; other atoms that are similar in energy – carbon can move around the <text:tab/><text:tab/>molecules, essentially exchanging them, without needing or releasing much energy – <text:tab/><text:tab/>thus versatility in what can be formed</text:p>
      <text:p text:style-name="P29"><text:tab/>→ the chemical compounds it forms are quite stable, allowing the creation of complex <text:tab/><text:tab/><text:tab/>molecules </text:p>
      <text:p text:style-name="Standard"><text:span text:style-name="T4">&gt; s</text:span>ilicon is one favoured alternative – H.G. Wells, 1894: “One is startled towards fantastic <text:tab/>imaginings… visions of silicon-aluminium organisms – why not silicon-aluminium men at <text:tab/>once? – wandering through an atmosphere of gaseous sulphur, let us say, by the shores of a <text:tab/>sea of liquid iron some thousand degrees or so above the temperature of a blast furnace.” </text:p>
      <text:p text:style-name="Standard"><text:tab/>→ this has disadvantages </text:p>
      <text:p text:style-name="Standard"><text:tab/><text:tab/>&gt;&gt; Si-O = sand; forms very stable chemical compounds with oxygen – silicate <text:tab/><text:tab/><text:tab/><text:tab/>minerals; in an atmosphere with oxygen, this will prevent silicon from <text:tab/><text:tab/><text:tab/><text:tab/>reacting much with other elements that might be useful for life</text:p>
      <text:p text:style-name="Standard"><text:tab/><text:tab/>&gt;&gt; some silicon-based compounds are very reactive – cf. carbon-based <text:s/>methane <text:tab/><text:tab/><text:tab/>with the corresponding silcon compound, silane; the latter spontaneously <text:tab/><text:tab/><text:tab/><text:tab/>ignites at room temperature </text:p>
      <text:p text:style-name="Standard"><text:tab/><text:tab/><text:tab/>→ might still be OK in an environment with much lower temperatures</text:p>
      <text:p text:style-name="Standard">&gt; other elements don’t fare much better </text:p>
      <text:list xml:id="list7611176943630905966" text:style-name="RTF_5f_Num_20_72">
        <text:list-item>
          <text:p text:style-name="P67">→ helium, neon – too inactive </text:p>
        </text:list-item>
      </text:list>
      <text:list xml:id="list6770342892686065652" text:style-name="RTF_5f_Num_20_73">
        <text:list-item>
          <text:p text:style-name="P68">→ oxygen, nitrogen, boron – limited number of bonds to other atoms, therefore can't form the complex compounds we associate with carbon </text:p>
        </text:list-item>
      </text:list>
      <text:list xml:id="list8916252589390850220" text:style-name="RTF_5f_Num_20_74">
        <text:list-item>
          <text:p text:style-name="P69">→ magnesium, calcium, potassium, sodium – tend to form ionic bonds, and thus difficult to <text:tab/>form bonds with many elements </text:p>
        </text:list-item>
      </text:list>
      <text:p text:style-name="Standard">&gt; life on Earth needs water – all life needs a solvent</text:p>
      <text:p text:style-name="Standard"><text:tab/>→ advantages of water</text:p>
      <text:p text:style-name="Standard"><text:tab/><text:tab/>&gt;&gt; readily dissolves many chemicals</text:p>
      <text:p text:style-name="Standard"><text:tab/><text:tab/>&gt;&gt; some have suggested that ice's quality of floating is essential to life – that this <text:tab/><text:tab/><text:tab/>prevents pools of the necessary solvent from freezing through completely and <text:tab/><text:tab/><text:tab/>quashing the life within them/on the surface of the environment</text:p>
      <text:p text:style-name="Standard"><text:soft-page-break/><text:tab/><text:tab/>&gt;&gt; liquid water has a wide temperature range – from the polar regions to volcanic <text:tab/><text:tab/><text:tab/>springs</text:p>
      <text:p text:style-name="Standard">&gt; an alternative is ammonia </text:p>
      <text:list xml:id="list4028810317614352830" text:style-name="RTF_5f_Num_20_75">
        <text:list-item>
          <text:p text:style-name="P70">→ it readily dissolves many chemicals </text:p>
        </text:list-item>
      </text:list>
      <text:p text:style-name="Standard"><text:tab/>→ it can potentially allow for ammonia-based bonds between chemicals similar to amino <text:tab/><text:tab/>acids to make long chains; possibly primitive protein chains</text:p>
      <text:p text:style-name="Standard"><text:tab/>→ however, it has a narrower temperature range (-78 to -34C) , and it sinks when it freezes </text:p>
      <text:p text:style-name="Standard"><text:tab/><text:tab/>&gt;&gt; not a problem if the planet has large surfaces that meet this temperature</text:p>
      <text:p text:style-name="Standard"><text:tab/><text:tab/>&gt;&gt; or if life forms adapt to surviving in frozen ammonia</text:p>
      <text:p text:style-name="Standard">&gt; hydrogen fluoride (HF) </text:p>
      <text:p text:style-name="Standard"><text:tab/>→ wide temperature range as a liquid (-83 to 20C) </text:p>
      <text:list xml:id="list4161673831444229757" text:style-name="RTF_5f_Num_20_79">
        <text:list-item>
          <text:p text:style-name="P71">→ dissolves a wide range of substances </text:p>
        </text:list-item>
        <text:list-item>
          <text:p text:style-name="P71">→ fluorine is quite rare in the universe (100,000 times less abundant than oxygen), rather aggressive in its destruction of organic compounds</text:p>
        </text:list-item>
      </text:list>
      <text:p text:style-name="Standard">&gt; other planets in our solar system don't reveal wildly different life forms in these environments <text:tab/>very different from Earth</text:p>
      <text:p text:style-name="Standard"><text:tab/>→ this counts against the idea that our water-carbon view is Earth biased &amp; mistaken, i.e., <text:tab/><text:tab/>that we should be looking for entirely novel biochemistries</text:p>
      <text:p text:style-name="Standard"><text:tab/>→ e.g., on Venus, we see an apparently lifeless surface, not silicon-based life using a novel <text:tab/><text:tab/>solvent</text:p>
      <text:p text:style-name="Standard">&gt; question remains as to whether there are other biospaces</text:p>
      <text:p text:style-name="Standard"><text:tab/>→ what speculations are truly plausible? </text:p>
      <text:p text:style-name="Standard"/>
      <text:p text:style-name="P1">What have we learned? </text:p>
      <text:list xml:id="list3401889911743344167" text:style-name="RTF_5f_Num_20_80">
        <text:list-item>
          <text:p text:style-name="P75">Carbon is the most versatile element for building molecules </text:p>
        </text:list-item>
      </text:list>
      <text:list xml:id="list8338874740302566061" text:style-name="RTF_5f_Num_20_81">
        <text:list-item>
          <text:p text:style-name="P72">Water is the most versatile and useful substance for doing chemical reactions </text:p>
        </text:list-item>
      </text:list>
      <text:list xml:id="list6269215013538202557" text:style-name="RTF_5f_Num_20_82">
        <text:list-item>
          <text:p text:style-name="P73">There may be alternatives such as silicon instead of carbon and ammonia instead of water </text:p>
        </text:list-item>
      </text:list>
      <text:list xml:id="list2798720911418422968" text:style-name="RTF_5f_Num_20_83">
        <text:list-item>
          <text:p text:style-name="P74">Although the fact that silicon, ammonia and other compounds seem less favourable than carbon or water as a basis for life doesn’t rule them out, the carbon-water ‘biospace’ seems the most plausible or likely to be the most common architecture for other life </text:p>
        </text:list-item>
      </text:list>
      <text:p text:style-name="P28"/>
      <text:p text:style-name="P28">LECTURE 3 : LOCATION</text:p>
      <text:p text:style-name="Standard">&gt; now that we've talked bout the 'how' of life's origin, we turn to the question of 'where'</text:p>
      <text:p text:style-name="Standard">&gt; to answer this question, we need to know what we need, in addition to the basic building blocks, <text:tab/>for an origin of life</text:p>
      <text:p text:style-name="Standard"><text:tab/>1. An energy source – for the chemical reactions to make the building blocks &amp; then to <text:tab/><text:tab/><text:tab/>assemble them later into more complex structures &amp; eventually into cells</text:p>
      <text:p text:style-name="Standard"><text:tab/>2. A means of concentrating molecules – <text:s/>in the absence of membranes, those early <text:tab/><text:tab/><text:tab/>molecules that we need to make simple membranes &amp; other chemical reactions must <text:tab/><text:tab/>be concentrated or else they'll just be diluted into the environment </text:p>
      <text:p text:style-name="Standard"><text:tab/>3. An environment conducive to complex molecules and their assembly – e.g., not <text:tab/><text:tab/><text:tab/>someplace that's so hot that these molecules just get fried after they're made</text:p>
      <text:p text:style-name="Standard">&gt; speculation has been going on for some time</text:p>
      <text:p text:style-name="Standard"><text:tab/>→ <text:s/>Darwin, in an 1871 letter to Joseph Hooker “But if (and Oh! what a big if!) we could <text:tab/><text:tab/>conceive in some warm little pond, with all sorts of ammonia and phosphoric salts, <text:tab/><text:tab/>light, heat, electricity, etc., present, that a protein compound was chemically formed <text:tab/><text:tab/>ready to undergo still more complex changes, at the present day such matter would <text:tab/><text:tab/>be instantly devoured or absorbed, which would not have been the case before living <text:tab/><text:tab/>creatures were formed.” </text:p>
      <text:p text:style-name="Standard">&gt; possible environments </text:p>
      <text:p text:style-name="Standard"><text:tab/>→ deep-sea vents – hot fluids from the crust of the Earth; iron-sulfur complexes; alkaline <text:tab/><text:tab/>vents seem particularly favorable for compound formation; concentration of organic <text:soft-page-break/><text:tab/><text:tab/>compounds in chimneys; compounds can be dissipated into the ocean, away from the <text:tab/><text:tab/>heat after they're formed</text:p>
      <text:p text:style-name="Standard"><text:tab/>→ impact craters – impact events much more common on early Earth; heats rocks on <text:tab/><text:tab/><text:tab/>impact, can create hydrothermal cells circulating in the crater; as it cools, conditions <text:tab/><text:tab/>are more conducive to formation &amp; assembly of complex compounds</text:p>
      <text:p text:style-name="Standard"><text:tab/>→ beaches – as tide comes &amp; goes, water flows over rocks, concentrating via evaporation <text:tab/><text:tab/>when the tide is out</text:p>
      <text:p text:style-name="Standard"><text:tab/>→ volcanic hot springs – similar to hydrothermal vents, but on land; similar advantages – <text:tab/><text:tab/>source of energy, collection of compounds via evaporation; cooling creates <text:tab/><text:tab/><text:tab/>conducive conditions ultimately leading to cellular material </text:p>
      <text:p text:style-name="Standard">&gt; bubbles from undersea volcanoes </text:p>
      <text:p text:style-name="Standard"><draw:frame draw:style-name="fr3" draw:name="graphics4" text:anchor-type="paragraph" svg:width="14.208cm" svg:height="9.895cm" draw:z-index="3"><draw:image xlink:href="Pictures/2000000700003781000026A868F0448A.svm" xlink:type="simple" xlink:show="embed" xlink:actuate="onLoad"/></draw:frame>&gt; alternatively, all of these environments could have been reactors – all could have been generating <text:tab/>chemical compounds; whole Earth as a kind of prebiotic reactor producing compounds &amp; <text:tab/>complexes that all came together somehow</text:p>
      <text:p text:style-name="Standard">&gt; does anything about life tell us where it might have some from? </text:p>
      <text:p text:style-name="Standard"><text:tab/>→ some of the most primitive (deep-branching) organisms are thermophiles, which grow in <text:tab/><text:tab/>volcanic &amp; deep-sea vents<text:tab/></text:p>
      <text:p text:style-name="Standard"><text:tab/>→ early Earth was much hotter &amp; had many more impacts – these may represent a kind of <text:tab/><text:tab/>bottleneck in evolution, early organisms capable of surviving hot conditions on the <text:tab/><text:tab/>early Earth, but not necessarily the earliest organisms</text:p>
      <text:p text:style-name="Standard">&gt; first cells were the last common ancestor </text:p>
      <text:p text:style-name="Standard"><draw:frame draw:style-name="fr3" draw:name="graphics5" text:anchor-type="paragraph" svg:width="14.131cm" svg:height="9.551cm" draw:z-index="4"><draw:image xlink:href="Pictures/2000000700003732000025509FA4EC26.svm" xlink:type="simple" xlink:show="embed" xlink:actuate="onLoad"/></draw:frame><text:soft-page-break/>&gt; question of a cold origin </text:p>
      <text:p text:style-name="Standard"><text:tab/>→ ice sheets – boundary layers with concentrated chemical compounds</text:p>
      <text:p text:style-name="Standard"><text:tab/>→ reactions would be much slower because of the cold, but they could still happen</text:p>
      <text:p text:style-name="Standard"><text:tab/>→ we need to remain open minded about possible environments </text:p>
      <text:p text:style-name="Standard"/>
      <text:p text:style-name="P1">What have we learned? </text:p>
      <text:list xml:id="list3479879041268503466" text:style-name="RTF_5f_Num_20_88">
        <text:list-item>
          <text:p text:style-name="P76">Numerous environments could have provided plausible locations for the production of the building <text:tab/>blocks of life </text:p>
        </text:list-item>
      </text:list>
      <text:list xml:id="list553443857701207051" text:style-name="RTF_5f_Num_20_89">
        <text:list-item>
          <text:p text:style-name="P77">These environments need not be mutually exclusive and different molecules might have been <text:tab/>produced in different places </text:p>
        </text:list-item>
      </text:list>
      <text:list xml:id="list1928877781848637216" text:style-name="RTF_5f_Num_20_90">
        <text:list-item>
          <text:p text:style-name="P78">We don’t know how quickly this occurred, but there seems to have been plenty of time for it to happen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Arial1" svg:font-family="Arial, Arial" style:font-family-generic="swiss"/>
    <style:font-face style:name="Calibri" svg:font-family="Calibri, Calibri" style:font-family-generic="swiss"/>
    <style:font-face style:name="Franklin Gothic Medium" svg:font-family="'Franklin Gothic Medium', 'Franklin Gothic Medium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 text:space-before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 text:space-before="1.27cm"/>
      </text:list-level-style-number>
      <text:list-level-style-number text:level="2" style:num-suffix="." style:num-format="1">
        <style:list-level-properties text:space-before="0.635cm" text:min-label-width="0.635cm"/>
      </text:list-level-style-number>
      <text:list-level-style-number text:level="3" style:num-suffix="." style:num-format="1">
        <style:list-level-properties text:space-before="0.635cm" text:min-label-width="0.635cm"/>
      </text:list-level-style-number>
      <text:list-level-style-number text:level="4" style:num-suffix="." style:num-format="1">
        <style:list-level-properties text:space-before="0.635cm" text:min-label-width="0.635cm"/>
      </text:list-level-style-number>
      <text:list-level-style-number text:level="5" style:num-suffix="." style:num-format="1">
        <style:list-level-properties text:space-before="0.635cm" text:min-label-width="0.635cm"/>
      </text:list-level-style-number>
      <text:list-level-style-number text:level="6" style:num-suffix="." style:num-format="1">
        <style:list-level-properties text:space-before="0.635cm" text:min-label-width="0.635cm"/>
      </text:list-level-style-number>
      <text:list-level-style-number text:level="7" style:num-suffix="." style:num-format="1">
        <style:list-level-properties text:space-before="0.635cm" text:min-label-width="0.635cm"/>
      </text:list-level-style-number>
      <text:list-level-style-number text:level="8" style:num-suffix="." style:num-format="1">
        <style:list-level-properties text:space-before="0.635cm" text:min-label-width="0.635cm"/>
      </text:list-level-style-number>
      <text:list-level-style-number text:level="9" style:num-suffix="." style:num-format="1">
        <style:list-level-properties text:space-before="0.635cm" text:min-label-width="0.635cm"/>
      </text:list-level-style-number>
      <text:list-level-style-number text:level="10" style:num-suffix="." style:num-format="1">
        <style:list-level-properties text:space-before="0.6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 text:space-before="1.27cm"/>
      </text:list-level-style-number>
      <text:list-level-style-number text:level="2" style:num-suffix="." style:num-format="1">
        <style:list-level-properties text:space-before="2.54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1">
        <style:list-level-properties text:space-before="4.445cm" text:min-label-width="0.635cm"/>
      </text:list-level-style-number>
      <text:list-level-style-number text:level="6" style:num-suffix="." style:num-format="1">
        <style:list-level-properties text:space-before="5.08cm" text:min-label-width="0.635cm"/>
      </text:list-level-style-number>
      <text:list-level-style-number text:level="7" style:num-suffix="." style:num-format="1">
        <style:list-level-properties text:space-before="5.715cm" text:min-label-width="0.635cm"/>
      </text:list-level-style-number>
      <text:list-level-style-number text:level="8" style:num-suffix="." style:num-format="1">
        <style:list-level-properties text:space-before="6.35cm" text:min-label-width="0.635cm"/>
      </text:list-level-style-number>
      <text:list-level-style-number text:level="9" style:num-suffix="." style:num-format="1">
        <style:list-level-properties text:space-before="6.985cm" text:min-label-width="0.635cm"/>
      </text:list-level-style-number>
      <text:list-level-style-number text:level="10" style:num-suffix="." style:num-format="1">
        <style:list-level-properties text:space-before="7.62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format="">
        <style:list-level-properties text:space-before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RTF_5f_Num_20_12" style:display-name="RTF_Num 12">
      <text:list-level-style-number text:level="1" style:num-format="">
        <style:list-level-properties text:space-before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RTF_5f_Num_20_13" style:display-name="RTF_Num 13">
      <text:list-level-style-number text:level="1" style:num-format="">
        <style:list-level-properties text:space-before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RTF_5f_Num_20_14" style:display-name="RTF_Num 14">
      <text:list-level-style-number text:level="1" style:num-format="">
        <style:list-level-properties text:space-before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RTF_5f_Num_20_15" style:display-name="RTF_Num 15">
      <text:list-level-style-number text:level="1" style:num-format="">
        <style:list-level-properties text:space-before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RTF_5f_Num_20_16" style:display-name="RTF_Num 16">
      <text:list-level-style-number text:level="1" style:num-format="">
        <style:list-level-properties text:space-before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RTF_5f_Num_20_17" style:display-name="RTF_Num 17">
      <text:list-level-style-number text:level="1" style:num-format="">
        <style:list-level-properties text:space-before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RTF_5f_Num_20_18" style:display-name="RTF_Num 1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format="">
        <style:list-level-properties text:space-before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RTF_5f_Num_20_20" style:display-name="RTF_Num 20">
      <text:list-level-style-number text:level="1" style:num-format="">
        <style:list-level-properties text:space-before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RTF_5f_Num_20_21" style:display-name="RTF_Num 21">
      <text:list-level-style-number text:level="1" style:num-format="">
        <style:list-level-properties text:space-before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RTF_5f_Num_20_22" style:display-name="RTF_Num 22">
      <text:list-level-style-number text:level="1" style:num-format="">
        <style:list-level-properties text:space-before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RTF_5f_Num_20_23" style:display-name="RTF_Num 23">
      <text:list-level-style-number text:level="1" style:num-format="">
        <style:list-level-properties text:space-before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RTF_5f_Num_20_24" style:display-name="RTF_Num 2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" style:display-name="RTF_Num 2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6" style:display-name="RTF_Num 2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7" style:display-name="RTF_Num 2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8" style:display-name="RTF_Num 2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9" style:display-name="RTF_Num 2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0" style:display-name="RTF_Num 3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1" style:display-name="RTF_Num 3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2" style:display-name="RTF_Num 3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3" style:display-name="RTF_Num 3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4" style:display-name="RTF_Num 3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5" style:display-name="RTF_Num 35">
      <text:list-level-style-number text:level="1" style:num-format="">
        <style:list-level-properties text:space-before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RTF_5f_Num_20_36" style:display-name="RTF_Num 36">
      <text:list-level-style-number text:level="1" style:num-format="">
        <style:list-level-properties text:space-before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RTF_5f_Num_20_37" style:display-name="RTF_Num 37">
      <text:list-level-style-number text:level="1" style:num-format="">
        <style:list-level-properties text:space-before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RTF_5f_Num_20_38" style:display-name="RTF_Num 38">
      <text:list-level-style-number text:level="1" style:num-format="">
        <style:list-level-properties text:space-before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RTF_5f_Num_20_39" style:display-name="RTF_Num 3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0" style:display-name="RTF_Num 4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1" style:display-name="RTF_Num 4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2" style:display-name="RTF_Num 4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3" style:display-name="RTF_Num 4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4" style:display-name="RTF_Num 4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5" style:display-name="RTF_Num 4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6" style:display-name="RTF_Num 4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7" style:display-name="RTF_Num 4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8" style:display-name="RTF_Num 4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9" style:display-name="RTF_Num 4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0" style:display-name="RTF_Num 5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1" style:display-name="RTF_Num 5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2" style:display-name="RTF_Num 5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3" style:display-name="RTF_Num 5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4" style:display-name="RTF_Num 5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5" style:display-name="RTF_Num 5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6" style:display-name="RTF_Num 56">
      <text:list-level-style-number text:level="1" style:num-format="">
        <style:list-level-properties text:space-before="1.27cm"/>
      </text:list-level-style-number>
      <text:list-level-style-number text:level="2" style:num-suffix="." style:num-format="1">
        <style:list-level-properties text:space-before="2.54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1">
        <style:list-level-properties text:space-before="4.445cm" text:min-label-width="0.635cm"/>
      </text:list-level-style-number>
      <text:list-level-style-number text:level="6" style:num-suffix="." style:num-format="1">
        <style:list-level-properties text:space-before="5.08cm" text:min-label-width="0.635cm"/>
      </text:list-level-style-number>
      <text:list-level-style-number text:level="7" style:num-suffix="." style:num-format="1">
        <style:list-level-properties text:space-before="5.715cm" text:min-label-width="0.635cm"/>
      </text:list-level-style-number>
      <text:list-level-style-number text:level="8" style:num-suffix="." style:num-format="1">
        <style:list-level-properties text:space-before="6.35cm" text:min-label-width="0.635cm"/>
      </text:list-level-style-number>
      <text:list-level-style-number text:level="9" style:num-suffix="." style:num-format="1">
        <style:list-level-properties text:space-before="6.985cm" text:min-label-width="0.635cm"/>
      </text:list-level-style-number>
      <text:list-level-style-number text:level="10" style:num-suffix="." style:num-format="1">
        <style:list-level-properties text:space-before="7.62cm" text:min-label-width="0.635cm"/>
      </text:list-level-style-number>
    </text:list-style>
    <text:list-style style:name="RTF_5f_Num_20_57" style:display-name="RTF_Num 57">
      <text:list-level-style-number text:level="1" style:num-format="">
        <style:list-level-properties text:space-before="1.27cm"/>
      </text:list-level-style-number>
      <text:list-level-style-number text:level="2" style:num-suffix="." style:num-format="1">
        <style:list-level-properties text:space-before="2.54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1">
        <style:list-level-properties text:space-before="4.445cm" text:min-label-width="0.635cm"/>
      </text:list-level-style-number>
      <text:list-level-style-number text:level="6" style:num-suffix="." style:num-format="1">
        <style:list-level-properties text:space-before="5.08cm" text:min-label-width="0.635cm"/>
      </text:list-level-style-number>
      <text:list-level-style-number text:level="7" style:num-suffix="." style:num-format="1">
        <style:list-level-properties text:space-before="5.715cm" text:min-label-width="0.635cm"/>
      </text:list-level-style-number>
      <text:list-level-style-number text:level="8" style:num-suffix="." style:num-format="1">
        <style:list-level-properties text:space-before="6.35cm" text:min-label-width="0.635cm"/>
      </text:list-level-style-number>
      <text:list-level-style-number text:level="9" style:num-suffix="." style:num-format="1">
        <style:list-level-properties text:space-before="6.985cm" text:min-label-width="0.635cm"/>
      </text:list-level-style-number>
      <text:list-level-style-number text:level="10" style:num-suffix="." style:num-format="1">
        <style:list-level-properties text:space-before="7.62cm" text:min-label-width="0.635cm"/>
      </text:list-level-style-number>
    </text:list-style>
    <text:list-style style:name="RTF_5f_Num_20_58" style:display-name="RTF_Num 58">
      <text:list-level-style-number text:level="1" style:num-format="">
        <style:list-level-properties text:space-before="1.27cm"/>
      </text:list-level-style-number>
      <text:list-level-style-number text:level="2" style:num-suffix="." style:num-format="1">
        <style:list-level-properties text:space-before="2.54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1">
        <style:list-level-properties text:space-before="4.445cm" text:min-label-width="0.635cm"/>
      </text:list-level-style-number>
      <text:list-level-style-number text:level="6" style:num-suffix="." style:num-format="1">
        <style:list-level-properties text:space-before="5.08cm" text:min-label-width="0.635cm"/>
      </text:list-level-style-number>
      <text:list-level-style-number text:level="7" style:num-suffix="." style:num-format="1">
        <style:list-level-properties text:space-before="5.715cm" text:min-label-width="0.635cm"/>
      </text:list-level-style-number>
      <text:list-level-style-number text:level="8" style:num-suffix="." style:num-format="1">
        <style:list-level-properties text:space-before="6.35cm" text:min-label-width="0.635cm"/>
      </text:list-level-style-number>
      <text:list-level-style-number text:level="9" style:num-suffix="." style:num-format="1">
        <style:list-level-properties text:space-before="6.985cm" text:min-label-width="0.635cm"/>
      </text:list-level-style-number>
      <text:list-level-style-number text:level="10" style:num-suffix="." style:num-format="1">
        <style:list-level-properties text:space-before="7.62cm" text:min-label-width="0.635cm"/>
      </text:list-level-style-number>
    </text:list-style>
    <text:list-style style:name="RTF_5f_Num_20_59" style:display-name="RTF_Num 59">
      <text:list-level-style-number text:level="1" style:num-format="">
        <style:list-level-properties text:space-before="1.27cm"/>
      </text:list-level-style-number>
      <text:list-level-style-number text:level="2" style:num-suffix="." style:num-format="1">
        <style:list-level-properties text:space-before="2.54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1">
        <style:list-level-properties text:space-before="4.445cm" text:min-label-width="0.635cm"/>
      </text:list-level-style-number>
      <text:list-level-style-number text:level="6" style:num-suffix="." style:num-format="1">
        <style:list-level-properties text:space-before="5.08cm" text:min-label-width="0.635cm"/>
      </text:list-level-style-number>
      <text:list-level-style-number text:level="7" style:num-suffix="." style:num-format="1">
        <style:list-level-properties text:space-before="5.715cm" text:min-label-width="0.635cm"/>
      </text:list-level-style-number>
      <text:list-level-style-number text:level="8" style:num-suffix="." style:num-format="1">
        <style:list-level-properties text:space-before="6.35cm" text:min-label-width="0.635cm"/>
      </text:list-level-style-number>
      <text:list-level-style-number text:level="9" style:num-suffix="." style:num-format="1">
        <style:list-level-properties text:space-before="6.985cm" text:min-label-width="0.635cm"/>
      </text:list-level-style-number>
      <text:list-level-style-number text:level="10" style:num-suffix="." style:num-format="1">
        <style:list-level-properties text:space-before="7.62cm" text:min-label-width="0.635cm"/>
      </text:list-level-style-number>
    </text:list-style>
    <text:list-style style:name="RTF_5f_Num_20_60" style:display-name="RTF_Num 60">
      <text:list-level-style-number text:level="1" style:num-format="">
        <style:list-level-properties text:space-before="1.27cm"/>
      </text:list-level-style-number>
      <text:list-level-style-number text:level="2" style:num-suffix="." style:num-format="1">
        <style:list-level-properties text:space-before="2.54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1">
        <style:list-level-properties text:space-before="4.445cm" text:min-label-width="0.635cm"/>
      </text:list-level-style-number>
      <text:list-level-style-number text:level="6" style:num-suffix="." style:num-format="1">
        <style:list-level-properties text:space-before="5.08cm" text:min-label-width="0.635cm"/>
      </text:list-level-style-number>
      <text:list-level-style-number text:level="7" style:num-suffix="." style:num-format="1">
        <style:list-level-properties text:space-before="5.715cm" text:min-label-width="0.635cm"/>
      </text:list-level-style-number>
      <text:list-level-style-number text:level="8" style:num-suffix="." style:num-format="1">
        <style:list-level-properties text:space-before="6.35cm" text:min-label-width="0.635cm"/>
      </text:list-level-style-number>
      <text:list-level-style-number text:level="9" style:num-suffix="." style:num-format="1">
        <style:list-level-properties text:space-before="6.985cm" text:min-label-width="0.635cm"/>
      </text:list-level-style-number>
      <text:list-level-style-number text:level="10" style:num-suffix="." style:num-format="1">
        <style:list-level-properties text:space-before="7.62cm" text:min-label-width="0.635cm"/>
      </text:list-level-style-number>
    </text:list-style>
    <text:list-style style:name="RTF_5f_Num_20_61" style:display-name="RTF_Num 6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2" style:display-name="RTF_Num 6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3" style:display-name="RTF_Num 6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4" style:display-name="RTF_Num 6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5" style:display-name="RTF_Num 65">
      <text:list-level-style-number text:level="1" style:num-format="">
        <style:list-level-properties text:space-before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RTF_5f_Num_20_66" style:display-name="RTF_Num 66">
      <text:list-level-style-number text:level="1" style:num-format="">
        <style:list-level-properties text:space-before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RTF_5f_Num_20_67" style:display-name="RTF_Num 67">
      <text:list-level-style-number text:level="1" style:num-format="">
        <style:list-level-properties text:space-before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RTF_5f_Num_20_68" style:display-name="RTF_Num 6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9" style:display-name="RTF_Num 6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0" style:display-name="RTF_Num 7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1" style:display-name="RTF_Num 7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2" style:display-name="RTF_Num 72">
      <text:list-level-style-number text:level="1" style:num-format="">
        <style:list-level-properties text:space-before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RTF_5f_Num_20_73" style:display-name="RTF_Num 73">
      <text:list-level-style-number text:level="1" style:num-format="">
        <style:list-level-properties text:space-before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RTF_5f_Num_20_74" style:display-name="RTF_Num 74">
      <text:list-level-style-number text:level="1" style:num-format="">
        <style:list-level-properties text:space-before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RTF_5f_Num_20_75" style:display-name="RTF_Num 75">
      <text:list-level-style-number text:level="1" style:num-format="">
        <style:list-level-properties text:space-before="1.27cm"/>
      </text:list-level-style-number>
      <text:list-level-style-number text:level="2" style:num-suffix="." style:num-format="1">
        <style:list-level-properties text:space-before="2.54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1">
        <style:list-level-properties text:space-before="4.445cm" text:min-label-width="0.635cm"/>
      </text:list-level-style-number>
      <text:list-level-style-number text:level="6" style:num-suffix="." style:num-format="1">
        <style:list-level-properties text:space-before="5.08cm" text:min-label-width="0.635cm"/>
      </text:list-level-style-number>
      <text:list-level-style-number text:level="7" style:num-suffix="." style:num-format="1">
        <style:list-level-properties text:space-before="5.715cm" text:min-label-width="0.635cm"/>
      </text:list-level-style-number>
      <text:list-level-style-number text:level="8" style:num-suffix="." style:num-format="1">
        <style:list-level-properties text:space-before="6.35cm" text:min-label-width="0.635cm"/>
      </text:list-level-style-number>
      <text:list-level-style-number text:level="9" style:num-suffix="." style:num-format="1">
        <style:list-level-properties text:space-before="6.985cm" text:min-label-width="0.635cm"/>
      </text:list-level-style-number>
      <text:list-level-style-number text:level="10" style:num-suffix="." style:num-format="1">
        <style:list-level-properties text:space-before="7.62cm" text:min-label-width="0.635cm"/>
      </text:list-level-style-number>
    </text:list-style>
    <text:list-style style:name="RTF_5f_Num_20_76" style:display-name="RTF_Num 7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7" style:display-name="RTF_Num 7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8" style:display-name="RTF_Num 7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9" style:display-name="RTF_Num 79">
      <text:list-level-style-number text:level="1" style:num-format="">
        <style:list-level-properties text:space-before="1.27cm"/>
      </text:list-level-style-number>
      <text:list-level-style-number text:level="2" style:num-suffix="." style:num-format="1">
        <style:list-level-properties text:space-before="2.54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1">
        <style:list-level-properties text:space-before="4.445cm" text:min-label-width="0.635cm"/>
      </text:list-level-style-number>
      <text:list-level-style-number text:level="6" style:num-suffix="." style:num-format="1">
        <style:list-level-properties text:space-before="5.08cm" text:min-label-width="0.635cm"/>
      </text:list-level-style-number>
      <text:list-level-style-number text:level="7" style:num-suffix="." style:num-format="1">
        <style:list-level-properties text:space-before="5.715cm" text:min-label-width="0.635cm"/>
      </text:list-level-style-number>
      <text:list-level-style-number text:level="8" style:num-suffix="." style:num-format="1">
        <style:list-level-properties text:space-before="6.35cm" text:min-label-width="0.635cm"/>
      </text:list-level-style-number>
      <text:list-level-style-number text:level="9" style:num-suffix="." style:num-format="1">
        <style:list-level-properties text:space-before="6.985cm" text:min-label-width="0.635cm"/>
      </text:list-level-style-number>
      <text:list-level-style-number text:level="10" style:num-suffix="." style:num-format="1">
        <style:list-level-properties text:space-before="7.62cm" text:min-label-width="0.635cm"/>
      </text:list-level-style-number>
    </text:list-style>
    <text:list-style style:name="RTF_5f_Num_20_80" style:display-name="RTF_Num 8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1" style:display-name="RTF_Num 8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2" style:display-name="RTF_Num 8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3" style:display-name="RTF_Num 8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4" style:display-name="RTF_Num 8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5" style:display-name="RTF_Num 8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6" style:display-name="RTF_Num 8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7" style:display-name="RTF_Num 8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8" style:display-name="RTF_Num 8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9" style:display-name="RTF_Num 8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0" style:display-name="RTF_Num 9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8T16:30:51.29</meta:creation-date>
    <dc:date>2013-01-29T18:13:35.95</dc:date>
    <meta:editing-duration>PT4H25M58S</meta:editing-duration>
    <meta:editing-cycles>184</meta:editing-cycles>
    <meta:generator>OpenOffice.org/3.4$Win32 OpenOffice.org_project/340m1$Build-9590</meta:generator>
    <meta:document-statistic meta:table-count="0" meta:image-count="5" meta:object-count="0" meta:page-count="12" meta:paragraph-count="301" meta:word-count="4477" meta:character-count="27355"/>
  </office:meta>
</office:document-meta>
</file>